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ultiple Sales Teams – Detailed Setup</text:h>
      <text:p text:style-name="Horizontal_20_Line"/>
      <text:h text:style-name="Heading_20_2" text:outline-level="2">🔹 Step 1: Create Teams</text:h>
      <text:p text:style-name="Text_20_body">CRM → Configuration → Sales Teams → Create</text:p>
      <text:p text:style-name="Text_20_body">Enter:</text:p>
      <text:list text:style-name="L1">
        <text:list-item>
          <text:p text:style-name="P1">Team Name</text:p>
        </text:list-item>
        <text:list-item>
          <text:p text:style-name="P1">Team Leader</text:p>
        </text:list-item>
        <text:list-item>
          <text:p text:style-name="P1">Members</text:p>
        </text:list-item>
        <text:list-item>
          <text:p text:style-name="P1">Email Alias (optional)</text:p>
        </text:list-item>
        <text:list-item>
          <text:p text:style-name="P1">Company</text:p>
        </text:list-item>
      </text:list>
      <text:p text:style-name="Text_20_body">Click Save</text:p>
      <text:p text:style-name="Horizontal_20_Line"/>
      <text:h text:style-name="Heading_20_2" text:outline-level="2">🔹 Step 2: Assign Targets</text:h>
      <text:p text:style-name="Text_20_body">Sales → Reporting → Sales Teams</text:p>
      <text:p text:style-name="Text_20_body">Set:</text:p>
      <text:list text:style-name="L2">
        <text:list-item>
          <text:p text:style-name="P2">Monthly Target</text:p>
        </text:list-item>
        <text:list-item>
          <text:p text:style-name="P2">Quarterly Target</text:p>
        </text:list-item>
      </text:list>
      <text:p text:style-name="Horizontal_20_Line"/>
      <text:h text:style-name="Heading_20_2" text:outline-level="2">🔹 Step 3: Assign Leads by Team</text:h>
      <text:p text:style-name="Text_20_body">While creating lead:</text:p>
      <text:list text:style-name="L3">
        <text:list-item>
          <text:p text:style-name="P3">Select Sales Team manually<text:line-break/>OR</text:p>
        </text:list-item>
        <text:list-item>
          <text:p text:style-name="P3">Use Assignment Rule</text:p>
        </text:list-item>
      </text:list>
      <text:p text:style-name="Horizontal_20_Line"/>
      <text:h text:style-name="Heading_20_2" text:outline-level="2">🔹 Benefits in System</text:h>
      <text:p text:style-name="Text_20_body">Each team gets:</text:p>
      <text:list text:style-name="L4">
        <text:list-item>
          <text:p text:style-name="P4">Separate Pipeline</text:p>
        </text:list-item>
        <text:list-item>
          <text:p text:style-name="P4">Separate Reports</text:p>
        </text:list-item>
        <text:list-item>
          <text:p text:style-name="P4">Separate Forecast</text:p>
        </text:list-item>
        <text:list-item>
          <text:p text:style-name="P4"><text:soft-page-break/>Performance Tracking</text:p>
        </text:list-item>
      </text:list>
      <text:p text:style-name="Horizontal_20_Line"/>
      <text:h text:style-name="Heading_20_1" text:outline-level="1">5️⃣ CRM Reports – Detailed Navigation &amp; Usage</text:h>
      <text:p text:style-name="Text_20_body">CRM → Reporting</text:p>
      <text:p text:style-name="Text_20_body">You can switch between:</text:p>
      <text:list text:style-name="L5">
        <text:list-item>
          <text:p text:style-name="P5">Graph View</text:p>
        </text:list-item>
        <text:list-item>
          <text:p text:style-name="P5">Pivot View</text:p>
        </text:list-item>
        <text:list-item>
          <text:p text:style-name="P5">List View</text:p>
        </text:list-item>
        <text:list-item>
          <text:p text:style-name="P5">Cohort View</text:p>
        </text:list-item>
      </text:list>
      <text:p text:style-name="Horizontal_20_Line"/>
      <text:h text:style-name="Heading_20_2" text:outline-level="2">🔹 1. Pipeline Analysis</text:h>
      <text:p text:style-name="Text_20_body">CRM → Reporting → Pipeline</text:p>
      <text:p text:style-name="Text_20_body">Shows:</text:p>
      <text:list text:style-name="L6">
        <text:list-item>
          <text:p text:style-name="P6">Opportunities by Stage</text:p>
        </text:list-item>
        <text:list-item>
          <text:p text:style-name="P6">Expected Revenue</text:p>
        </text:list-item>
        <text:list-item>
          <text:p text:style-name="P6">Probability %</text:p>
        </text:list-item>
        <text:list-item>
          <text:p text:style-name="P6">Salesperson performance</text:p>
        </text:list-item>
      </text:list>
      <text:p text:style-name="Text_20_body">Filters:</text:p>
      <text:list text:style-name="L7">
        <text:list-item>
          <text:p text:style-name="P7">By Salesperson</text:p>
        </text:list-item>
        <text:list-item>
          <text:p text:style-name="P7">By Sales Team</text:p>
        </text:list-item>
        <text:list-item>
          <text:p text:style-name="P7">By Date</text:p>
        </text:list-item>
        <text:list-item>
          <text:p text:style-name="P7">By Company</text:p>
        </text:list-item>
      </text:list>
      <text:p text:style-name="Horizontal_20_Line"/>
      <text:h text:style-name="Heading_20_2" text:outline-level="2">🔹 2. Leads Analysis</text:h>
      <text:p text:style-name="Text_20_body">CRM → Reporting → Leads</text:p>
      <text:p text:style-name="Text_20_body">Shows:</text:p>
      <text:list text:style-name="L8">
        <text:list-item>
          <text:p text:style-name="P8">Total Leads</text:p>
        </text:list-item>
        <text:list-item>
          <text:p text:style-name="P8">Converted Leads</text:p>
        </text:list-item>
        <text:list-item>
          <text:p text:style-name="P8">Conversion Rate</text:p>
        </text:list-item>
        <text:list-item>
          <text:p text:style-name="P8"><text:soft-page-break/>Lead Source</text:p>
        </text:list-item>
      </text:list>
      <text:p text:style-name="Horizontal_20_Line"/>
      <text:h text:style-name="Heading_20_2" text:outline-level="2">🔹 3. Activities Report</text:h>
      <text:p text:style-name="Text_20_body">CRM → Reporting → Activities</text:p>
      <text:p text:style-name="Text_20_body">Tracks:</text:p>
      <text:list text:style-name="L9">
        <text:list-item>
          <text:p text:style-name="P9">Calls</text:p>
        </text:list-item>
        <text:list-item>
          <text:p text:style-name="P9">Meetings</text:p>
        </text:list-item>
        <text:list-item>
          <text:p text:style-name="P9">Emails</text:p>
        </text:list-item>
        <text:list-item>
          <text:p text:style-name="P9">Overdue activities</text:p>
        </text:list-item>
      </text:list>
      <text:p text:style-name="Horizontal_20_Line"/>
      <text:h text:style-name="Heading_20_2" text:outline-level="2">🔹 4. Forecast Report</text:h>
      <text:p text:style-name="Text_20_body">CRM → Reporting → Forecast</text:p>
      <text:p text:style-name="Text_20_body">Shows:</text:p>
      <text:list text:style-name="L10">
        <text:list-item>
          <text:p text:style-name="P10">Expected Revenue</text:p>
        </text:list-item>
        <text:list-item>
          <text:p text:style-name="P10">Weighted Revenue</text:p>
        </text:list-item>
        <text:list-item>
          <text:p text:style-name="P10">Monthly Prediction</text:p>
        </text:list-item>
      </text:list>
      <text:p text:style-name="Horizontal_20_Line"/>
      <text:h text:style-name="Heading_20_2" text:outline-level="2">🔹 5. Win/Loss Analysis</text:h>
      <text:p text:style-name="Text_20_body">CRM → Reporting → Opportunities</text:p>
      <text:p text:style-name="Text_20_body">Group By:</text:p>
      <text:list text:style-name="L11">
        <text:list-item>
          <text:p text:style-name="P11">Stage</text:p>
        </text:list-item>
        <text:list-item>
          <text:p text:style-name="P11">Lost Reason</text:p>
        </text:list-item>
      </text:list>
      <text:p text:style-name="Text_20_body">Helps to identify:</text:p>
      <text:list text:style-name="L12">
        <text:list-item>
          <text:p text:style-name="P12">Why deals fail</text:p>
        </text:list-item>
        <text:list-item>
          <text:p text:style-name="P12">Performance improvement area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23:27:22.032622304</meta:creation-date>
    <dc:date>2026-02-19T23:27:41.363853010</dc:date>
    <meta:editing-duration>PT20S</meta:editing-duration>
    <meta:editing-cycles>1</meta:editing-cycles>
    <meta:document-statistic meta:table-count="0" meta:image-count="0" meta:object-count="0" meta:page-count="3" meta:paragraph-count="72" meta:word-count="242" meta:character-count="1241" meta:non-whitespace-character-count="1109"/>
    <meta:generator>LibreOffice/24.2.7.2$Linux_X86_64 LibreOffice_project/420$Build-2</meta:generator>
  </office:meta>
</office:document-meta>
</file>